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400000014A7CC8599C45518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318cm" fo:margin-top="0.132cm" fo:margin-bottom="0.318cm" style:wrap="right" style:number-wrapped-paragraphs="no-limit" style:wrap-contour="false" style:vertical-pos="top" style:vertical-rel="paragraph-content" style:horizontal-pos="left" style:horizontal-rel="paragraph" fo:padding="0.049cm" fo:border="0.06pt solid #333333"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10/article-60" text:style-name="Internet_20_link" text:visited-style-name="Visited_20_Internet_20_Link">https://rockingsoccer.com/lv/futbols/help/home/category-10/article-60</text:a></text:h>
      <text:h text:style-name="P2" text:outline-level="1">Fani: Veidi kā pārdot biļetes</text:h>
      <text:p text:style-name="P1">Ir ļoti svarīgi pārdot biļetes uz savām spēlēm, jo tas palīdzēs palielināt kluba popularitāti un veidot ienākumus. Ja esat jauns menedžeris un nezināt, kā lai pārdod biļetes, šeit būs daži padomi kā to īstenot.</text:p>
      <text:h text:style-name="P3" text:outline-level="3">Izziņo Forumā</text:h>
      <text:p text:style-name="P1">Vari forumā izveidot ziņu apakšsadaļā "biļešu pārdošana". Bet atceries, ka pastāv daži noteikumi, lai šādi rīkotos. Šī biļešu pārdošanas metode ir domāta tikai tiem spēlētājiem, kuri vēlas arī pastāstīt sīkāk par savu komandu un gaidāmo spēli.</text:p>
      <text:p text:style-name="P1">Visas ziņas saistībā ar biļešu pārdošanu ir domātas tikai "biļešu pārdošanas" sadaļai. Visās ziņās jābūt unikālam gaidāmās spēles aprakstam. Ar pilnajiem noteikumiem varat iepazīties pirmajā sadaļas ziņā.</text:p>
      <text:p text:style-name="P1">Lai gan mēs atbalstām cilvēkus, lai tie aktīvi iesaistās forumā, tomēr nepieļausim, lai šis reklamēšanas veids kļūst par prastu spēles adreses iekopēšanu ziņā. Šādas ziņas var novest pie bloķēšanas no foruma.</text:p>
      <text:h text:style-name="P3" text:outline-level="3">Izmanto atgriezenisko saiti</text:h>
      <text:p text:style-name="P1">Jūs varat arī pārdot biļetes uz savām spēlēm, pērkot biļetes uz citu lietotāju mačiem atstājot <office:annotation office:name="__Annotation__1_3060034684"><dc:creator>Nezināms autors</dc:creator><dc:date>2018-11-11T12:18:47.970000000</dc:date><text:p text:style-name="P4"><text:span text:style-name="T2">atgriezenisko</text:span></text:p></office:annotation><text:span text:style-name="T1">atgrezenisko</text:span><office:annotation-end office:name="__Annotation__1_3060034684"/> saiti uz savu spēli.</text:p>
      <text:p text:style-name="P1"><draw:frame draw:style-name="fr1" draw:name="Attēls1" text:anchor-type="paragraph" svg:width="0.529cm" svg:height="0.529cm" draw:z-index="0"><draw:image xlink:href="Pictures/100002010000001400000014A7CC8599C45518BB.png" xlink:type="simple" xlink:show="embed" xlink:actuate="onLoad" loext:mime-type="image/png"/></draw:frame>Jūs redzēsiet biļetes ikonu blakus konkrētām spēlēm.</text:p>
      <text:h text:style-name="P3" text:outline-level="3">Dalies ar saiti <office:annotation office:name="__Annotation__2_3060034684"><dc:creator>Nezināms autors</dc:creator><dc:date>2018-11-11T12:23:00.451000000</dc:date><text:p text:style-name="P5"><text:span text:style-name="T2">ar</text:span></text:p></office:annotation>starp<office:annotation-end office:name="__Annotation__2_3060034684"/> draugiem</text:h>
      <text:p text:style-name="P1">Jūs varat arī dalīties ar saiti <office:annotation office:name="__Annotation__3_3060034684"><dc:creator>Nezināms autors</dc:creator><dc:date>2018-11-11T12:23:09.599000000</dc:date><text:p text:style-name="P5"><text:span text:style-name="T2">ar</text:span></text:p></office:annotation>starp<office:annotation-end office:name="__Annotation__3_3060034684"/> saviem <office:annotation office:name="__Annotation__4_3060034684"><dc:creator>Nezināms autors</dc:creator><dc:date>2018-11-11T12:23:30.845000000</dc:date><text:p text:style-name="P5"><text:span text:style-name="T2">komats</text:span></text:p></office:annotation>draugiem kuri<office:annotation-end office:name="__Annotation__4_3060034684"/> nespēlē šo spēli. <office:annotation office:name="__Annotation__5_3060034684"><dc:creator>Nezināms autors</dc:creator><dc:date>2018-11-11T12:23:50.175000000</dc:date><text:p text:style-name="P5"><text:span text:style-name="T2">komats</text:span></text:p></office:annotation>Piemēram caur<office:annotation-end office:name="__Annotation__5_3060034684"/> Facebook vai citām vietnēm. Ja šie cilvēki caur jūsu saiti nopirks biļeti un izvēlēsies atvērt kontu, tad jūs viņam būsiet ieteicējs. Tas var dot jums dažādus bonusus.</text:p>
      <text:p text:style-name="P1">Atcerieties, ka nedrīkst "spamot" savu saiti vietās, kurās tas nav atļauts.</text:p>
      <text:h text:style-name="P3" text:outline-level="3">Reklamē spēli par žetoniem</text:h>
      <text:p text:style-name="P1">Ja esat V.I.P lietotājs, tad par dažiem žetoniem jūs varat reklamēt saiti uz savu spēli. Ja kāds caur jūsu reklamēto saiti nopirks biļeti uz jūsu spēli, tad šie lietotāji gūs nelielu 0.2 žetonu atlīdzību. Šis ir vieglākais veids, kā iegūt 10 jaunas biļetes uz jūsu spēli.</text:p>
      <text:p text:style-name="P1">Ja neesat V.I.P lietotājs, tad ir vērts ielūkoties "Nopelni žetonus" sadaļā, lai redzētu vai dotajā brīdī ir iespējams iegādāties biļetes uz kādu spēli. Šāda iespēja ir tikai tām komandām, kurām jūs iepriekš neesat pirkuši biļe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2:17:42.996000000</meta:creation-date>
    <dc:date>2018-11-11T12:27:31.351000000</dc:date>
    <meta:editing-duration>PT9M49S</meta:editing-duration>
    <meta:editing-cycles>2</meta:editing-cycles>
    <meta:generator>LibreOffice/6.0.2.1$Windows_X86_64 LibreOffice_project/f7f06a8f319e4b62f9bc5095aa112a65d2f3ac89</meta:generator>
    <meta:document-statistic meta:table-count="0" meta:image-count="1" meta:object-count="0" meta:page-count="1" meta:paragraph-count="16" meta:word-count="309" meta:character-count="2074" meta:non-whitespace-character-count="1781"/>
  </office:meta>
</office:document-meta>
</file>